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334" officeooo:paragraph-rsid="0011b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n </meta:initial-creator>
    <meta:creation-date>2016-04-08T10:01:17.577322410</meta:creation-date>
    <dc:date>2016-04-08T10:01:40.843837574</dc:date>
    <dc:creator>Nehan </dc:creator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4.3.2$Linux_X86_64 LibreOffice_project/40m0$Build-2</meta:generator>
  </office:meta>
</office:document-meta>
</file>